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12" style:family="paragraph" style:parent-style-name="Standard">
      <style:paragraph-properties style:text-autospace="none"/>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Footnote">
      <style:text-properties style:font-name="Times New Roman"/>
    </style:style>
    <style:style style:name="P15" style:family="paragraph" style:parent-style-name="Standard">
      <style:paragraph-properties fo:break-before="page"/>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3" style:family="paragraph" style:parent-style-name="Standard" style:list-style-name="L4"/>
    <style:style style:name="P24" style:family="paragraph" style:parent-style-name="Heading_20_1" style:master-page-name="First_20_Page">
      <style:paragraph-properties style:page-number="auto"/>
    </style:style>
    <style:style style:name="P2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6" style:family="paragraph" style:parent-style-name="Footer">
      <style:paragraph-properties>
        <style:tab-stops>
          <style:tab-stop style:position="3in" style:type="center"/>
          <style:tab-stop style:position="6.5in" style:type="right"/>
        </style:tab-stops>
      </style:paragraph-properties>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P29" style:family="paragraph">
      <style:paragraph-properties fo:margin-left="0in" fo:margin-right="0in" fo:margin-top="0in" fo:margin-bottom="0in" fo:line-height="100%" fo:text-align="center" fo:text-indent="0in"/>
    </style:style>
    <style:style style:name="P3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indent="0in"/>
    </style:style>
    <style:style style:name="P33" style:family="paragraph">
      <style:paragraph-properties fo:margin-left="0in" fo:margin-right="0in" fo:margin-top="0in" fo:margin-bottom="0in" fo:line-height="100%" fo:text-indent="0in"/>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34" style:family="paragraph">
      <style:paragraph-properties fo:margin-left="0in" fo:margin-right="0in" fo:margin-top="0in" fo:margin-bottom="0in" fo:line-height="100%"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7" style:family="text">
      <style:text-properties style:use-window-font-color="true" style:font-name="Times New Roman" fo:font-size="12pt" style:text-underline-style="none" style:font-name-asian="ArialMT" style:font-size-asian="12pt" style:font-name-complex="ArialMT" style:font-size-complex="12pt"/>
    </style:style>
    <style:style style:name="T8" style:family="text">
      <style:text-properties style:use-window-font-color="true" style:font-name="Times New Roman" fo:font-size="12pt" style:text-underline-style="none" style:font-size-asian="12pt" style:font-size-complex="12pt"/>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text-underline-style="none"/>
    </style:style>
    <style:style style:name="T11" style:family="text">
      <style:text-properties style:font-name="Times New Roman" fo:font-size="12pt" style:font-size-asian="12pt" style:font-size-complex="12pt"/>
    </style:style>
    <style:style style:name="T12" style:family="text">
      <style:text-properties fo:color="#1a1a1a" style:font-name="Times New Roman" fo:font-size="12pt" style:font-name-asian="ArialMT" style:font-size-asian="12pt" style:font-name-complex="ArialMT" style:font-size-complex="12pt"/>
    </style:style>
    <style:style style:name="T13" style:family="text">
      <style:text-properties fo:color="#262626" style:font-name-asian="Verdana" style:font-name-complex="Verdana"/>
    </style:style>
    <style:style style:name="T14" style:family="text">
      <style:text-properties fo:color="#262626" fo:font-style="italic" style:font-name-asian="Verdana" style:font-style-asian="italic" style:font-name-complex="Verdana" style:font-style-complex="italic"/>
    </style:style>
    <style:style style:name="T15" style:family="text">
      <style:text-properties fo:color="#262626" fo:font-style="normal" style:font-name-asian="Verdana" style:font-style-asian="normal" style:font-name-complex="Verdana" style:font-style-complex="normal"/>
    </style:style>
    <style:style style:name="T16" style:family="text">
      <style:text-properties fo:color="#000047" fo:font-weight="normal" style:font-name-asian="Verdana" style:font-weight-asian="normal" style:font-name-complex="Verdana" style:font-weight-complex="normal"/>
    </style:style>
    <style:style style:name="T17" style:family="text">
      <style:text-properties fo:language="en" fo:country="US" style:language-complex="ar" style:country-complex="SA"/>
    </style:style>
    <style:style style:name="T18" style:family="text">
      <style:text-properties style:font-name="Times New Roman1" fo:font-size="1pt" style:font-name-asian="Times New Roman1" style:font-name-complex="Times New Roman1"/>
    </style:style>
    <style:style style:name="T19"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63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7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81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74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text:h>
      <text:p text:style-name="Standard">This Technical Note contains informative discussion and background for the corresponding “OpenLCB CAN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4">the</text:span> sum of the inputs that trigger the production of the PCER by the producer(s<text:span text:style-name="T10">) and the action(s) taken by the consumer(s).</text:span></text:p>
      <text:p text:style-name="Standard"><text:span text:style-name="T10">Its main advantage is the knowledge independence it imparts between all of </text:span><text:span text:style-name="T5">the</text:span><text:span text:style-name="T10"> nodes involved in an event. <text:s/>Ex</text:span><text:span text:style-name="T8">pressed in more anthropomorphic terms, </text:span><text:span text:style-name="T7">neither the producers nor consumers or a PCER are aware of each other. <text:s/>This adds flexibility to the system, since more producers or consumers of the PCER can be added to implement the associated event, without concern of side effects to </text:span><text:span text:style-name="T6">the</text:span><text:span text:style-name="T7"> the other nodes involved in </text:span><text:span text:style-name="T6">the</text:span><text:span text:style-name="T7"> event.</text:span><text:note text:id="ftn1" text:note-class="footnote"><text:note-citation>1</text:note-citation><text:note-body><text:p text:style-name="P14"><text:span text:style-name="T13">D. Miorandi and S. Vitturi, “Performance analysis of producer/consumer protocols over IEEE 802.11 wireless links”, </text:span><text:span text:style-name="T14">Proc. IEEE Workshop Factory Communication Systems (WFCS)</text:span><text:span text:style-name="T15">, 2004 </text:span></text:p></text:note-body></text:note><text:note text:id="ftn2" text:note-class="footnote"><text:note-citation>2</text:note-citation><text:note-body><text:p text:style-name="Footnote"><text:span text:style-name="T16">The Producer/Consumer Model and Control System Design ControlLogix 1999 </text:span>https://cours.etsmtl.ca/gpa774/Cours/old-24-03-04/Documentations/Rockwell/articles/Producer_Consumer.html</text:p></text:note-body></text:note></text:p>
      <text:p text:style-name="Standard">The P/C Event ID included in a PCER message is a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
      <text:h text:style-name="Heading_20_2" text:outline-level="2"><text:soft-page-break/>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4">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4">the</text:span> time. <text:s/></text:p>
      <text:h text:style-name="Heading_20_2" text:outline-level="2">References and Context</text:h>
      <text:p text:style-name="Standard"> For more information on format and presentation, see: </text:p>
      <text:list xml:id="list6556116533346792877" text:style-name="L1">
        <text:list-item>
          <text:p text:style-name="P19">OpenLCB Common Information Technical Note</text:p>
        </text:list-item>
      </text:list>
      <text:p text:style-name="Standard">For more information on MTI values and how they are laid out, see:</text:p>
      <text:list xml:id="list886890951613710356" text:style-name="L2">
        <text:list-item>
          <text:p text:style-name="P20">OpenLCB Message Network Standard<text:note text:id="ftn3" text:note-class="footnote"><text:note-citation>3</text:note-citation><text:note-body><text:p text:style-name="Footnote">As of the time of this writing, the OpenLCB Message Network Standard was still in preparation. See the OpenLCB web site documents page for current status: http://openlcb.org/trunk/specs/index.html</text:p></text:note-body></text:note></text:p>
        </text:list-item>
        <text:list-item>
          <text:p text:style-name="P20">MTI allocation table<text:note text:id="ftn4" text:note-class="footnote"><text:note-citation>4</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4">the</text:span> form 0bv...0 and the mask 0b0...m. <text:s/>If the lowest bit of the base value is a one, then the combined form is 0bv...0. <text:s/>However, if the lowest bit of <text:span text:style-name="T4">the</text:span> base value is a zero, then the mask is inverted and the combined form becomes 0bv...1. <text:s/></text:p>
      <text:p text:style-name="Standard"><draw:g text:anchor-type="paragraph" draw:z-index="15" draw:style-name="gr3"><draw:rect draw:style-name="gr5" draw:text-style-name="P30" svg:width="0.1579in" svg:height="0.3157in" svg:x="2.6157in" svg:y="0.263in"><text:p text:style-name="P29"><text:span text:style-name="T19">0</text:span></text:p></draw:rect><draw:rect draw:style-name="gr5" draw:text-style-name="P30" svg:width="0.1579in" svg:height="0.3157in" svg:x="1.7102in" svg:y="0.263in"><text:p text:style-name="P29"><text:span text:style-name="T19">x</text:span></text:p></draw:rect><draw:rect draw:style-name="gr5" draw:text-style-name="P30" svg:width="0.1571in" svg:height="0.3157in" svg:x="2.4591in" svg:y="0.263in"><text:p text:style-name="P29"><text:span text:style-name="T19">x</text:span></text:p></draw:rect><draw:rect draw:style-name="gr5" draw:text-style-name="P30" xml:id="id7" draw:id="id7" svg:width="0.1579in" svg:height="0.3157in" svg:x="2.3012in" svg:y="0.263in"><text:p text:style-name="P29"><text:span text:style-name="T19">x</text:span></text:p></draw:rect><draw:rect draw:style-name="gr5" draw:text-style-name="P30" svg:width="0.1579in" svg:height="0.3157in" svg:x="2.1437in" svg:y="0.263in"><text:p text:style-name="P29"><text:span text:style-name="T19">x</text:span></text:p></draw:rect><draw:rect draw:style-name="gr5" draw:text-style-name="P30" svg:width="0.1579in" svg:height="0.3157in" svg:x="3.2457in" svg:y="0.263in"><text:p text:style-name="P29"><text:span text:style-name="T19">0</text:span></text:p></draw:rect><draw:rect draw:style-name="gr5" draw:text-style-name="P30" svg:width="0.1571in" svg:height="0.3157in" svg:x="3.089in" svg:y="0.263in"><text:p text:style-name="P29"><text:span text:style-name="T19">0</text:span></text:p></draw:rect><draw:rect draw:style-name="gr5" draw:text-style-name="P30" svg:width="0.1579in" svg:height="0.3157in" svg:x="2.9311in" svg:y="0.263in"><text:p text:style-name="P29"><text:span text:style-name="T19">...</text:span></text:p></draw:rect><draw:rect draw:style-name="gr5" draw:text-style-name="P30" svg:width="0.1579in" svg:height="0.3157in" svg:x="2.7736in" svg:y="0.263in"><text:p text:style-name="P29"><text:span text:style-name="T19">0</text:span></text:p></draw:rect><draw:rect draw:style-name="gr5" draw:text-style-name="P30" svg:width="0.276in" svg:height="0.3157in" svg:x="1.8681in" svg:y="0.263in"><text:p text:style-name="P29"><text:span text:style-name="T19">...</text:span></text:p></draw:rect><draw:custom-shape draw:style-name="gr6" draw:text-style-name="P31" svg:width="0.1185in" svg:height="0.8268in" draw:transform="rotate (1.5707963267946)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1" svg:width="0.1185in" svg:height="0.7087in" draw:transform="rotate (1.5707963267946)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6" draw:text-style-name="P33" svg:width="0.5512in" svg:height="0.2594in" svg:x="2.813in" svg:y="1.2476in"><draw:text-box><text:p text:style-name="P32"><text:span text:style-name="T20">Base</text:span></text:p></draw:text-box></draw:frame><draw:frame draw:style-name="gr11" draw:text-style-name="P33" svg:width="0.5516in" svg:height="0.2594in" svg:x="3.6791in" svg:y="1.2476in"><draw:text-box><text:p text:style-name="P32"><text:span text:style-name="T20">Mask</text:span></text:p></draw:text-box></draw:frame><draw:rect draw:style-name="gr5" draw:text-style-name="P30" svg:width="0.1579in" svg:height="0.3157in" svg:x="3.561in" svg:y="0.8146in"><text:p text:style-name="P29"><text:span text:style-name="T19">x</text:span></text:p></draw:rect><draw:rect draw:style-name="gr5" draw:text-style-name="P30" svg:width="0.1579in" svg:height="0.3157in" svg:x="2.6555in" svg:y="0.8146in"><text:p text:style-name="P29"><text:span text:style-name="T19">x</text:span></text:p></draw:rect><draw:rect draw:style-name="gr5" draw:text-style-name="P30" svg:width="0.1579in" svg:height="0.3157in" svg:x="3.4035in" svg:y="0.8146in"><text:p text:style-name="P29"><text:span text:style-name="T19">x</text:span></text:p></draw:rect><draw:rect draw:style-name="gr5" draw:text-style-name="P30" svg:width="0.1579in" svg:height="0.3157in" svg:x="3.2457in" svg:y="0.8146in"><text:p text:style-name="P29"><text:span text:style-name="T19">x</text:span></text:p></draw:rect><draw:rect draw:style-name="gr5" draw:text-style-name="P30" svg:width="0.1571in" svg:height="0.3157in" svg:x="3.089in" svg:y="0.8146in"><text:p text:style-name="P29"><text:span text:style-name="T19">x</text:span></text:p></draw:rect><draw:rect draw:style-name="gr5" draw:text-style-name="P30" svg:width="0.1579in" svg:height="0.3157in" svg:x="4.1909in" svg:y="0.8146in"><text:p text:style-name="P29"><text:span text:style-name="T19">x</text:span></text:p></draw:rect><draw:rect draw:style-name="gr5" draw:text-style-name="P30" svg:width="0.1579in" svg:height="0.3157in" svg:x="4.0335in" svg:y="0.8146in"><text:p text:style-name="P29"><text:span text:style-name="T19">x</text:span></text:p></draw:rect><draw:rect draw:style-name="gr5" draw:text-style-name="P30" svg:width="0.1579in" svg:height="0.3157in" svg:x="3.8756in" svg:y="0.8146in"><text:p text:style-name="P29"><text:span text:style-name="T19">...</text:span></text:p></draw:rect><draw:rect draw:style-name="gr5" draw:text-style-name="P30" svg:width="0.1571in" svg:height="0.3157in" svg:x="3.7185in" svg:y="0.8146in"><text:p text:style-name="P29"><text:span text:style-name="T19">x</text:span></text:p></draw:rect><draw:rect draw:style-name="gr5" draw:text-style-name="P30" svg:width="0.276in" svg:height="0.3157in" svg:x="2.813in" svg:y="0.8146in"><text:p text:style-name="P29"><text:span text:style-name="T19">...</text:span></text:p></draw:rect><draw:rect draw:style-name="gr5" draw:text-style-name="P30" svg:width="0.1571in" svg:height="0.3157in" svg:x="4.5063in" svg:y="0.263in"><text:p text:style-name="P29"><text:span text:style-name="T19">m</text:span></text:p></draw:rect><draw:rect draw:style-name="gr17" draw:text-style-name="P30" svg:width="0.1571in" svg:height="0.3157in" svg:x="3.6008in" svg:y="0.263in"><text:p/></draw:rect><draw:rect draw:style-name="gr17" draw:text-style-name="P30" svg:width="0.1579in" svg:height="0.3157in" svg:x="4.3484in" svg:y="0.263in"><text:p/></draw:rect><draw:rect draw:style-name="gr17" draw:text-style-name="P30" svg:width="0.1579in" svg:height="0.3157in" svg:x="4.1909in" svg:y="0.263in"><text:p/></draw:rect><draw:rect draw:style-name="gr17" draw:text-style-name="P30" svg:width="0.1579in" svg:height="0.3157in" svg:x="4.0335in" svg:y="0.263in"><text:p/></draw:rect><draw:rect draw:style-name="gr5" draw:text-style-name="P30" svg:width="0.1571in" svg:height="0.3157in" svg:x="5.1362in" svg:y="0.263in"><text:p text:style-name="P29"><text:span text:style-name="T19">m</text:span></text:p></draw:rect><draw:rect draw:style-name="gr5" draw:text-style-name="P30" svg:width="0.1579in" svg:height="0.3157in" svg:x="4.9783in" svg:y="0.263in"><text:p text:style-name="P29"><text:span text:style-name="T19">m</text:span></text:p></draw:rect><draw:rect draw:style-name="gr5" draw:text-style-name="P30" xml:id="id9" draw:id="id9" svg:width="0.1579in" svg:height="0.3157in" svg:x="4.8209in" svg:y="0.263in"><text:p text:style-name="P29"><text:span text:style-name="T19">...</text:span></text:p></draw:rect><draw:rect draw:style-name="gr5" draw:text-style-name="P30" svg:width="0.1579in" svg:height="0.3157in" svg:x="4.663in" svg:y="0.263in"><text:p text:style-name="P29"><text:span text:style-name="T19">m</text:span></text:p></draw:rect><draw:rect draw:style-name="gr5" draw:text-style-name="P30" svg:width="0.276in" svg:height="0.3157in" svg:x="3.7575in" svg:y="0.263in"><text:p text:style-name="P29"><text:span text:style-name="T19">...</text:span></text:p></draw:rect><draw:rect draw:style-name="gr5" draw:text-style-name="P30" svg:width="0.1579in" svg:height="0.3157in" svg:x="3.5591in" svg:y="0.8122in"><text:p text:style-name="P29"><text:span text:style-name="T19">x</text:span></text:p></draw:rect><draw:rect draw:style-name="gr5" draw:text-style-name="P30" svg:width="0.1579in" svg:height="0.3157in" svg:x="2.6535in" svg:y="0.8122in"><text:p text:style-name="P29"><text:span text:style-name="T19">x</text:span></text:p></draw:rect><draw:rect draw:style-name="gr5" draw:text-style-name="P30" svg:width="0.1579in" svg:height="0.3157in" svg:x="3.4012in" svg:y="0.8122in"><text:p text:style-name="P29"><text:span text:style-name="T19">x</text:span></text:p></draw:rect><draw:rect draw:style-name="gr5" draw:text-style-name="P30" svg:width="0.1571in" svg:height="0.3157in" svg:x="3.2445in" svg:y="0.8122in"><text:p text:style-name="P29"><text:span text:style-name="T19">x</text:span></text:p></draw:rect><draw:rect draw:style-name="gr5" draw:text-style-name="P30" svg:width="0.1579in" svg:height="0.3157in" svg:x="3.0866in" svg:y="0.8122in"><text:p text:style-name="P29"><text:span text:style-name="T19">x</text:span></text:p></draw:rect><draw:rect draw:style-name="gr5" draw:text-style-name="P30" svg:width="0.1579in" svg:height="0.3157in" svg:x="4.189in" svg:y="0.8122in"><text:p text:style-name="P29"><text:span text:style-name="T19">x</text:span></text:p></draw:rect><draw:rect draw:style-name="gr5" draw:text-style-name="P30" svg:width="0.1579in" svg:height="0.3157in" svg:x="4.0311in" svg:y="0.8122in"><text:p text:style-name="P29"><text:span text:style-name="T19">x</text:span></text:p></draw:rect><draw:rect draw:style-name="gr5" draw:text-style-name="P30" svg:width="0.1571in" svg:height="0.3157in" svg:x="3.8744in" svg:y="0.8122in"><text:p text:style-name="P29"><text:span text:style-name="T19">...</text:span></text:p></draw:rect><draw:rect draw:style-name="gr5" draw:text-style-name="P30" svg:width="0.1579in" svg:height="0.3157in" svg:x="3.7165in" svg:y="0.8122in"><text:p text:style-name="P29"><text:span text:style-name="T19">x</text:span></text:p></draw:rect><draw:rect draw:style-name="gr5" draw:text-style-name="P30" svg:width="0.276in" svg:height="0.3157in" svg:x="2.811in" svg:y="0.8122in"><text:p text:style-name="P29"><text:span text:style-name="T19">...</text:span></text:p></draw:rect><draw:rect draw:style-name="gr5" draw:text-style-name="P30" svg:width="0.1579in" svg:height="0.3157in" svg:x="3.5591in" svg:y="0.8122in"><text:p text:style-name="P29"><text:span text:style-name="T19">m</text:span></text:p></draw:rect><draw:rect draw:style-name="gr5" draw:text-style-name="P30" svg:width="0.1579in" svg:height="0.3157in" svg:x="2.6535in" svg:y="0.8122in"><text:p text:style-name="P29"><text:span text:style-name="T19">x</text:span></text:p></draw:rect><draw:rect draw:style-name="gr5" draw:text-style-name="P30" svg:width="0.1579in" svg:height="0.3157in" svg:x="3.4012in" svg:y="0.8122in"><text:p text:style-name="P29"><text:span text:style-name="T19">x</text:span></text:p></draw:rect><draw:rect draw:style-name="gr5" draw:text-style-name="P30" svg:width="0.1571in" svg:height="0.3157in" svg:x="3.2445in" svg:y="0.8122in"><text:p text:style-name="P29"><text:span text:style-name="T19">x</text:span></text:p></draw:rect><draw:rect draw:style-name="gr5" draw:text-style-name="P30" xml:id="id8" draw:id="id8" svg:width="0.1579in" svg:height="0.3157in" svg:x="3.0866in" svg:y="0.8122in"><text:p text:style-name="P29"><text:span text:style-name="T19">x</text:span></text:p></draw:rect><draw:rect draw:style-name="gr5" draw:text-style-name="P30" svg:width="0.1579in" svg:height="0.3157in" svg:x="4.189in" svg:y="0.8122in"><text:p text:style-name="P29"><text:span text:style-name="T19">m</text:span></text:p></draw:rect><draw:rect draw:style-name="gr5" draw:text-style-name="P30" svg:width="0.1579in" svg:height="0.3157in" svg:x="4.0311in" svg:y="0.8122in"><text:p text:style-name="P29"><text:span text:style-name="T19">m</text:span></text:p></draw:rect><draw:rect draw:style-name="gr5" draw:text-style-name="P30" xml:id="id10" draw:id="id10" svg:width="0.1571in" svg:height="0.3157in" svg:x="3.8744in" svg:y="0.8122in"><text:p text:style-name="P29"><text:span text:style-name="T19">...</text:span></text:p></draw:rect><draw:rect draw:style-name="gr5" draw:text-style-name="P30" svg:width="0.1579in" svg:height="0.3157in" svg:x="3.7165in" svg:y="0.8122in"><text:p text:style-name="P29"><text:span text:style-name="T19">m</text:span></text:p></draw:rect><draw:rect draw:style-name="gr5" draw:text-style-name="P30" svg:width="0.276in" svg:height="0.3157in" svg:x="2.811in" svg:y="0.8122in"><text:p text:style-name="P29"><text:span text:style-name="T19">...</text:span></text:p></draw:rect><draw:frame draw:style-name="gr16" draw:text-style-name="P33" svg:width="0.5516in" svg:height="0.2594in" svg:x="1.6319in" svg:y="0.0665in"><draw:text-box><text:p text:style-name="P32"><text:span text:style-name="T20">Base</text:span></text:p></draw:text-box></draw:frame><draw:frame draw:style-name="gr11" draw:text-style-name="P33" svg:width="0.5516in" svg:height="0.2594in" svg:x="3.5217in" svg:y="0.0665in"><draw:text-box><text:p text:style-name="P32"><text:span text:style-name="T20">Mask</text:span></text:p></draw:text-box></draw:frame><draw:connector draw:style-name="gr10" draw:text-style-name="P31" draw:type="line" svg:x1="2.3799in" svg:y1="0.5783in" svg:x2="3.1654in" svg:y2="0.8126in" draw:start-shape="id7" draw:end-shape="id8" draw:end-glue-point="0" svg:d="m6045 1469 1995 595"><text:p/></draw:connector><draw:connector draw:style-name="gr10" draw:text-style-name="P31" draw:type="line" svg:x1="4.8992in" svg:y1="0.5783in" svg:x2="3.9528in" svg:y2="0.8126in" draw:start-shape="id9" draw:start-glue-point="2" draw:end-shape="id10" draw:end-glue-point="0" svg:d="m12444 1469-2404 595"><text:p/></draw:connector><draw:frame draw:style-name="gr16" draw:text-style-name="P34" svg:width="1.2598in" svg:height="0.2913in" svg:x="2.9709in" svg:y="1.4055in"><draw:text-box><text:p text:style-name="P32"><text:span text:style-name="T19">Range Mask</text:span></text:p></draw:text-box></draw:frame></draw:g><text:soft-page-break/></text:p>
      <text:p text:style-name="Standard"><draw:g text:anchor-type="paragraph" draw:z-index="14" draw:style-name="gr3"><draw:g draw:style-name="gr4"><draw:rect draw:style-name="gr5" draw:text-style-name="P30" svg:width="0.1579in" svg:height="0.3043in" svg:x="2.9701in" svg:y="0.4831in"><text:p text:style-name="P29"><text:span text:style-name="T19">m</text:span></text:p></draw:rect><draw:rect draw:style-name="gr5" draw:text-style-name="P30" svg:width="0.1579in" svg:height="0.3043in" svg:x="2.0646in" svg:y="0.4831in"><text:p text:style-name="P29"><text:span text:style-name="T19">x</text:span></text:p></draw:rect><draw:rect draw:style-name="gr5" draw:text-style-name="P30" xml:id="id2" draw:id="id2" svg:width="0.1579in" svg:height="0.3043in" svg:x="2.8126in" svg:y="0.4831in"><text:p text:style-name="P29"><text:span text:style-name="T19">x</text:span></text:p></draw:rect><draw:rect draw:style-name="gr5" draw:text-style-name="P30" svg:width="0.1579in" svg:height="0.3043in" svg:x="2.6547in" svg:y="0.4831in"><text:p text:style-name="P29"><text:span text:style-name="T19">x</text:span></text:p></draw:rect><draw:rect draw:style-name="gr5" draw:text-style-name="P30" svg:width="0.1571in" svg:height="0.3043in" svg:x="2.498in" svg:y="0.4831in"><text:p text:style-name="P29"><text:span text:style-name="T19">x</text:span></text:p></draw:rect><draw:rect draw:style-name="gr5" draw:text-style-name="P30" svg:width="0.1579in" svg:height="0.3043in" svg:x="3.6in" svg:y="0.4831in"><text:p text:style-name="P29"><text:span text:style-name="T19">m</text:span></text:p></draw:rect><draw:rect draw:style-name="gr5" draw:text-style-name="P30" svg:width="0.1579in" svg:height="0.3043in" svg:x="3.4425in" svg:y="0.4831in"><text:p text:style-name="P29"><text:span text:style-name="T19">m</text:span></text:p></draw:rect><draw:rect draw:style-name="gr5" draw:text-style-name="P30" svg:width="0.1579in" svg:height="0.3043in" svg:x="3.2846in" svg:y="0.4831in"><text:p text:style-name="P29"><text:span text:style-name="T19">...</text:span></text:p></draw:rect><draw:rect draw:style-name="gr5" draw:text-style-name="P30" svg:width="0.1571in" svg:height="0.3043in" svg:x="3.128in" svg:y="0.4831in"><text:p text:style-name="P29"><text:span text:style-name="T19">m</text:span></text:p></draw:rect><draw:rect draw:style-name="gr5" draw:text-style-name="P30" svg:width="0.276in" svg:height="0.3043in" svg:x="2.222in" svg:y="0.4831in"><text:p text:style-name="P29"><text:span text:style-name="T19">...</text:span></text:p></draw:rect><draw:custom-shape draw:style-name="gr6" draw:text-style-name="P31" svg:width="0.1142in" svg:height="0.8268in" draw:transform="rotate (-1.5707963267957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1" svg:width="0.1142in" svg:height="0.7087in" draw:transform="rotate (-1.5707963267957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33" svg:width="1.024in" svg:height="0.2594in" svg:x="2.261in" svg:y="0.122in"><draw:text-box><text:p text:style-name="P32"><text:span text:style-name="T20">Base</text:span></text:p></draw:text-box></draw:frame><draw:frame draw:style-name="gr8" draw:text-style-name="P33" svg:width="1.024in" svg:height="0.2594in" svg:x="3.128in" svg:y="0.1409in"><draw:text-box><text:p text:style-name="P32"><text:span text:style-name="T20">Mask</text:span></text:p></draw:text-box></draw:frame><draw:frame draw:style-name="gr9" draw:text-style-name="P33" xml:id="id1" draw:id="id1" svg:width="1.7323in" svg:height="0.4189in" svg:x="3.128in" svg:y="0.8638in"><draw:text-box><text:p text:style-name="P32"><text:span text:style-name="T20">The sense of the mask bits depend on this bit. <text:s/></text:span></text:p></draw:text-box></draw:frame><draw:connector draw:style-name="gr10" draw:text-style-name="P31" draw:type="curve" svg:x1="3.128in" svg:y1="1.0728in" svg:x2="2.8909in" svg:y2="0.7874in" draw:start-shape="id1" draw:start-glue-point="3" draw:end-shape="id2" draw:end-glue-point="2" svg:d="m7945 2725c-403 0-602-241-602-725"><text:p/></draw:connector></draw:g><draw:g draw:style-name="gr4"><draw:rect draw:style-name="gr5" draw:text-style-name="P30" svg:width="0.1579in" svg:height="0.3043in" svg:x="2.9701in" svg:y="1.674in"><text:p text:style-name="P29"><text:span text:style-name="T19">1</text:span></text:p></draw:rect><draw:rect draw:style-name="gr5" draw:text-style-name="P30" svg:width="0.1579in" svg:height="0.3043in" svg:x="2.0646in" svg:y="1.674in"><text:p text:style-name="P29"><text:span text:style-name="T19">x</text:span></text:p></draw:rect><draw:rect draw:style-name="gr5" draw:text-style-name="P30" xml:id="id4" draw:id="id4" svg:width="0.1579in" svg:height="0.3043in" svg:x="2.8126in" svg:y="1.674in"><text:p text:style-name="P29"><text:span text:style-name="T19">0</text:span></text:p></draw:rect><draw:rect draw:style-name="gr5" draw:text-style-name="P30" svg:width="0.1579in" svg:height="0.3043in" svg:x="2.6547in" svg:y="1.674in"><text:p text:style-name="P29"><text:span text:style-name="T19">x</text:span></text:p></draw:rect><draw:rect draw:style-name="gr5" draw:text-style-name="P30" svg:width="0.1571in" svg:height="0.3043in" svg:x="2.498in" svg:y="1.674in"><text:p text:style-name="P29"><text:span text:style-name="T19">x</text:span></text:p></draw:rect><draw:rect draw:style-name="gr5" draw:text-style-name="P30" svg:width="0.1579in" svg:height="0.3043in" svg:x="3.6in" svg:y="1.674in"><text:p text:style-name="P29"><text:span text:style-name="T19">1</text:span></text:p></draw:rect><draw:rect draw:style-name="gr5" draw:text-style-name="P30" svg:width="0.1579in" svg:height="0.3043in" svg:x="3.4425in" svg:y="1.674in"><text:p text:style-name="P29"><text:span text:style-name="T19">1</text:span></text:p></draw:rect><draw:rect draw:style-name="gr5" draw:text-style-name="P30" svg:width="0.1579in" svg:height="0.3043in" svg:x="3.2846in" svg:y="1.674in"><text:p text:style-name="P29"><text:span text:style-name="T19">...</text:span></text:p></draw:rect><draw:rect draw:style-name="gr5" draw:text-style-name="P30" svg:width="0.1571in" svg:height="0.3043in" svg:x="3.128in" svg:y="1.674in"><text:p text:style-name="P29"><text:span text:style-name="T19">1</text:span></text:p></draw:rect><draw:rect draw:style-name="gr5" draw:text-style-name="P30" svg:width="0.276in" svg:height="0.3043in" svg:x="2.222in" svg:y="1.674in"><text:p text:style-name="P29"><text:span text:style-name="T19">...</text:span></text:p></draw:rect><draw:custom-shape draw:style-name="gr6" draw:text-style-name="P31" svg:width="0.1142in" svg:height="0.8268in" draw:transform="rotate (-1.5707963267957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1" svg:width="0.1142in" svg:height="0.7087in" draw:transform="rotate (-1.5707963267957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1" draw:text-style-name="P33" svg:width="1.024in" svg:height="0.2594in" svg:x="2.261in" svg:y="1.313in"><draw:text-box><text:p text:style-name="P32"><text:span text:style-name="T20">Base</text:span></text:p></draw:text-box></draw:frame><draw:frame draw:style-name="gr11" draw:text-style-name="P33" svg:width="1.024in" svg:height="0.2594in" svg:x="3.128in" svg:y="1.3319in"><draw:text-box><text:p text:style-name="P32"><text:span text:style-name="T20">Mask</text:span></text:p></draw:text-box></draw:frame><draw:frame draw:style-name="gr12" draw:text-style-name="P33" xml:id="id3" draw:id="id3" svg:width="1.7323in" svg:height="0.5787in" svg:x="3.128in" svg:y="2.0547in"><draw:text-box><text:p text:style-name="P32"><text:span text:style-name="T20">If the lowest base bit is a 0, then mask bits are 1s. <text:s/></text:span></text:p></draw:text-box></draw:frame><draw:connector draw:style-name="gr10" draw:text-style-name="P31" draw:type="curve" svg:x1="3.128in" svg:y1="2.3437in" svg:x2="2.8909in" svg:y2="1.9783in" draw:start-shape="id3" draw:start-glue-point="3" draw:end-shape="id4" draw:end-glue-point="2" svg:d="m7945 5953c-403 0-602-309-602-928"><text:p/></draw:connector></draw:g><draw:g draw:style-name="gr4"><draw:rect draw:style-name="gr5" draw:text-style-name="P30" svg:width="0.1579in" svg:height="0.3043in" svg:x="2.9701in" svg:y="2.8646in"><text:p text:style-name="P29"><text:span text:style-name="T19">0</text:span></text:p></draw:rect><draw:rect draw:style-name="gr5" draw:text-style-name="P30" svg:width="0.1579in" svg:height="0.3043in" svg:x="2.0646in" svg:y="2.8646in"><text:p text:style-name="P29"><text:span text:style-name="T19">x</text:span></text:p></draw:rect><draw:rect draw:style-name="gr5" draw:text-style-name="P30" xml:id="id6" draw:id="id6" svg:width="0.1579in" svg:height="0.3043in" svg:x="2.8126in" svg:y="2.8646in"><text:p text:style-name="P29"><text:span text:style-name="T19">1</text:span></text:p></draw:rect><draw:rect draw:style-name="gr5" draw:text-style-name="P30" svg:width="0.1579in" svg:height="0.3043in" svg:x="2.6547in" svg:y="2.8646in"><text:p text:style-name="P29"><text:span text:style-name="T19">x</text:span></text:p></draw:rect><draw:rect draw:style-name="gr5" draw:text-style-name="P30" svg:width="0.1571in" svg:height="0.3043in" svg:x="2.498in" svg:y="2.8646in"><text:p text:style-name="P29"><text:span text:style-name="T19">x</text:span></text:p></draw:rect><draw:rect draw:style-name="gr5" draw:text-style-name="P30" svg:width="0.1579in" svg:height="0.3043in" svg:x="3.6in" svg:y="2.8646in"><text:p text:style-name="P29"><text:span text:style-name="T19">0</text:span></text:p></draw:rect><draw:rect draw:style-name="gr5" draw:text-style-name="P30" svg:width="0.1579in" svg:height="0.3043in" svg:x="3.4425in" svg:y="2.8646in"><text:p text:style-name="P29"><text:span text:style-name="T19">0</text:span></text:p></draw:rect><draw:rect draw:style-name="gr5" draw:text-style-name="P30" svg:width="0.1579in" svg:height="0.3043in" svg:x="3.2846in" svg:y="2.8646in"><text:p text:style-name="P29"><text:span text:style-name="T19">...</text:span></text:p></draw:rect><draw:rect draw:style-name="gr5" draw:text-style-name="P30" svg:width="0.1571in" svg:height="0.3043in" svg:x="3.128in" svg:y="2.8646in"><text:p text:style-name="P29"><text:span text:style-name="T19">0</text:span></text:p></draw:rect><draw:rect draw:style-name="gr5" draw:text-style-name="P30" svg:width="0.276in" svg:height="0.3043in" svg:x="2.222in" svg:y="2.8646in"><text:p text:style-name="P29"><text:span text:style-name="T19">...</text:span></text:p></draw:rect><draw:custom-shape draw:style-name="gr6" draw:text-style-name="P31" svg:width="0.1142in" svg:height="0.8268in" draw:transform="rotate (-1.5707963267957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1" svg:width="0.1142in" svg:height="0.7087in" draw:transform="rotate (-1.5707963267957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3" draw:text-style-name="P33" svg:width="0.5913in" svg:height="0.2594in" svg:x="2.261in" svg:y="2.5031in"><draw:text-box><text:p text:style-name="P32"><text:span text:style-name="T20">Base</text:span></text:p></draw:text-box></draw:frame><draw:frame draw:style-name="gr14" draw:text-style-name="P33" svg:width="0.5906in" svg:height="0.2594in" svg:x="3.128in" svg:y="2.522in"><draw:text-box><text:p text:style-name="P32"><text:span text:style-name="T20">Mask</text:span></text:p></draw:text-box></draw:frame><draw:frame draw:style-name="gr15" draw:text-style-name="P33" xml:id="id5" draw:id="id5" svg:width="1.7323in" svg:height="0.5787in" svg:x="3.128in" svg:y="3.2449in"><draw:text-box><text:p text:style-name="P32"><text:span text:style-name="T20">If the lowest base bit is a 1, then mask bits are 0s. <text:s/></text:span></text:p></draw:text-box></draw:frame><draw:connector draw:style-name="gr10" draw:text-style-name="P31" draw:type="curve" svg:x1="3.128in" svg:y1="3.5335in" svg:x2="2.8909in" svg:y2="3.1685in" draw:start-shape="id5" draw:start-glue-point="3" draw:end-shape="id6" draw:end-glue-point="2" svg:d="m7945 8975c-403 0-602-308-602-927"><text:p/></draw:connector></draw:g></draw:g>Ranges can only be specified in powers of 2, ie they can specify ranges of 2, 4, 8, <text:span text:style-name="T4">… .Therefore, if a range of n is required, then the next larger power of two is used. <text:s/>Ranges should not be over specified, so the standard requires that a range not extend past the next power of two by requiring that at least 50% of the EventIDs in the range be relevant. <text:s text:c="2"/></text:span></text:p>
      <text:p text:style-name="P8">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P8">Decoding a range involves identifying the mask as lowest contiguous bits of the same value as the lowest bit. <text:s/>The base value is the remaining high order bits. <text:s/>For example, the combined form 0x987650 would yield a mask of 0x00000F and a base of 0x98765, whereas 0x98764F would yield a mask of 0x00000F (inverted) and a base of 0x987640. <text:s/></text:p>
      <text:h text:style-name="Heading_20_3" text:outline-level="3"><text:soft-page-break/>Producer/Consumer Event Report (PCER)</text:h>
      <text:p text:style-name="Standard">This message transports an Event-number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4">want</text:span> to determine the correct value of the distributed state. Producers can, but don't always, <text:span text:style-name="T4">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4">the</text:span> state. <text:s/>The lamp controller that consumes the “On” and “Off” probably <text:span text:style-name="T4">knows whether it is currently providing power to the lamp, and so can reply with valid for one event and invalid for the other.</text:span></text:p>
      <text:h text:style-name="Heading_20_3" text:outline-level="3">Consumer Range Identified</text:h>
      <text:p text:style-name="P10">This message broadcasts, in response to a received Identify Consumer message, from each node that consumes event is <text:span text:style-name="T4">in the range specified by the </text:span>included event-ID-with-mask. <text:s/>This is one of the messages that allows bridges to do automatic routing of event messages. <text:s text:c="4"/></text:p>
      <text:p text:style-name="P10">The requirement that 50% or more of the Event IDs in a range are consumed is to allow rounding the range up to the enclosing bit, but no further. This keeps <text:span text:style-name="T4">the</text:span> Event ID ranges in the complete OpenLCB system compact and is intended to make the task of gateways more manageable.</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0">The requirement that 50% or more of the Event IDs in a range are produced is to allow rounding the range up to the enclosing bit, but no further. This keeps <text:span text:style-name="T4">the</text:span> Event ID ranges in the complete OpenLCB system compact and is intended to make the task of gateways more manageable.</text:p>
      <text:p text:style-name="Standard"><text:soft-page-break/>An example of a producer range would be a fast clock node that sends a range of events to indicate the time. Since <text:span text:style-name="T4">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p text:style-name="Standard">In some cases, the node may want to query a specific node as to whether it produces or consumes that event, in these case the directed form is appropriate.</text:p>
      <text:p text:style-name="Standard">In other cases, the node producing the Identify Event will not know if any node uses that event, and therefore the global form is the more appropriate choice. Be aware that since this latter form is transmitted throughout the network, it can be relatively expensive in terms of bandwidth. The global form of Identify Event is similar to the combination of an Identify Producers and an Identify Consumers message.</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advertis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text:soft-page-break/>Delay in sending the Producer Identified/Producer Range Identified and Consumer Identified/Consumer Identified Range messages after Initialization Complete is allowed, but there's no delivery guarantee for <text:span text:style-name="T4">this</text:span> node's events until those have been sent and the state has transitioned to Advertised.</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 i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4574412055537500552" text:style-name="L3">
        <text:list-item>
          <text:p text:style-name="P21">When the node is first initialized, after <text:s/>the “Initialization Complete” message has been sent.</text:p>
        </text:list-item>
        <text:list-item>
          <text:p text:style-name="P21">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3.1 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4">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text:soft-page-break/>Producer E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In regard to valid/invalid/unknown, it is <text:s/>always possible to send only unknown, or to ignore the three sub-forms, but a lot of capability is then lost. <text:s/></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This section is general information of interest to the reader, implementers, etc.</text:p>
      <text:p text:style-name="P11">An OpenLCB Event represents the sum of all the causes and actions associated with particular concept , such as “Night is falling”, and implements a many-to-many relationship. <text:s/>It has been referred <text:soft-page-break/>to as the Producer-Consumer Model, in opposition to the Master-Slave Model.<text:note text:id="ftn5" text:note-class="footnote"><text:note-citation>5</text:note-citation><text:note-body><text:p text:style-name="Footnote"><text:s/>For a general discussion, see: <text:a xlink:type="simple" xlink:href="http://openlcb.org/trunk/documents/notes/ProducerConsumerModel.html">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17">which</text:span> makes this model very flexible and extensible. <text:s/></text:p>
      <text:p text:style-name="P12"><text:span text:style-name="T12">Events are most often used to advertise changes in system state, for example a occupancy detector's state. <text:s/>The model maintains the distributed-state model of a layout because Events-messages are broadcast</text:span><text:span text:style-name="T12"><text:note text:id="ftn6" text:note-class="footnote"><text:note-citation>6</text:note-citation><text:note-body><text:p text:style-name="Footnote"><text:s/>OpenLCB uses interest-based routing, which means <text:span text:style-name="T9">that</text:span> Event messages are actually broadcast only to those bus segments on which a node has expressed interest. <text:s/>Event-ranges are used to express interest in a classes of events. <text:s text:c="2"/></text:p></text:note-body></text:note></text:span><text:span text:style-name="T12"> to all nodes, and this allows individual producers and consumers to use them to change their knowledge of the distributed state. <text:s/></text:span></text:p>
      <text:p text:style-name="P11">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Gateways</text:h>
      <text:p text:style-name="Standard">Gateways can route PCERs only to segments with nodes expressing interest by processing the other event message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text:p>
      <text:p text:style-name="Standard"><text:s/><draw:frame draw:style-name="fr2" draw:name="graphics2" text:anchor-type="as-char" svg:width="3.6693in" svg:height="1.2846in" draw:z-index="12"><draw:image xlink:href="../../../documents/drawings/CAN-TCP-CAN-figure.gif" xlink:type="simple" xlink:show="embed" xlink:actuate="onLoad"/></draw:frame></text:p>
      <text:p text:style-name="Standard">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ext:soft-page-break/>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text:soft-page-break/>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926350445295767256" text:style-name="L4">
        <text:list-item>
          <text:p text:style-name="P23">Don't <text:s/>do long linear searches to match an incoming Event ID to internal structures.</text:p>
        </text:list-item>
        <text:list-item>
          <text:p text:style-name="P23">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he range of possible behaviors is so wide.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text:soft-page-break/>For these to be useful, they not only have to be unique (so there are no collisions that accidentally trigger reactions to them), but they must also be well-known. <text:s/>All of these are assigned<text:span text:style-name="T11"> with the 01.00.00.00.00.00 or 01.01.00.00.00.00 reserv</text:span>ed IDs in their upper six bytes to ensure uniqueness and simplify recognition. <text:span text:style-name="T11"><text:s/></text:span>The OpenLCB group maintains a central list of the individual assigned Event IDs.<text:note text:id="ftn7" text:note-class="footnote"><text:note-citation>7</text:note-citation><text:note-body><text:p text:style-name="Footnote">See <text:a xlink:type="simple" xlink:href="http://www.openlcb.org/trunk/specs/EventIdAllocations.pdf">http://www.openlcb.org/trunk/specs/EventIdAllocations.pdf</text:a> for specific definitions</text:p></text:note-body></text:note></text:p>
      <text:p text:style-name="P9">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 is not room in a CAN frame for both a destination NID and a EID. This protocol has therefore been constructed so that any message carrying an EID is globally addressed.</text:p>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text:tab/>1</text:p>
          <text:p text:style-name="P17"><text:s/>2 Annotations to the Standard<text:tab/>1</text:p>
          <text:p text:style-name="P18"><text:s/>2.1 Introduction<text:tab/>1</text:p>
          <text:p text:style-name="P18"><text:s/>2.2 Intended Use<text:tab/>2</text:p>
          <text:p text:style-name="P18"><text:s/>2.3 References and Context<text:tab/>2</text:p>
          <text:p text:style-name="P18"><text:s/>2.4 Message Formats<text:tab/>2</text:p>
          <text:p text:style-name="P16"><text:s/>2.4.1 Producer/Consumer Event Report (PCER)<text:tab/>4</text:p>
          <text:p text:style-name="P16"><text:s/>2.4.2 Identify Consumer <text:tab/>4</text:p>
          <text:p text:style-name="P16"><text:s/>2.4.3 Consumer Identified <text:tab/>4</text:p>
          <text:p text:style-name="P16"><text:s/>2.4.4 Consumer Range Identified<text:tab/>4</text:p>
          <text:p text:style-name="P16"><text:s/>2.4.5 Identify Producer <text:tab/>4</text:p>
          <text:p text:style-name="P16"><text:s/>2.4.6 Producer Identified<text:tab/>4</text:p>
          <text:p text:style-name="P16"><text:s/>2.4.7 Producer Range Identified<text:tab/>4</text:p>
          <text:p text:style-name="P16"><text:s/>2.4.8 Identify Events<text:tab/>5</text:p>
          <text:p text:style-name="P18"><text:s/>2.5 States<text:tab/>5</text:p>
          <text:p text:style-name="P18"><text:s/>2.6 Interactions<text:tab/>5</text:p>
          <text:p text:style-name="P16"><text:s/>2.6.1 Event Transfer<text:tab/>6</text:p>
          <text:p text:style-name="P16"><text:s/>2.6.2 Event Enquiry<text:tab/>6</text:p>
          <text:p text:style-name="P16"><text:s/>2.6.3 Producer Enquiry<text:tab/>7</text:p>
          <text:p text:style-name="P16"><text:s/>2.6.4 Consumer Enquiry<text:tab/>7</text:p>
          <text:p text:style-name="P17"><text:s/>3 Background information <text:tab/>7</text:p>
          <text:p text:style-name="P18"><text:s/>3.1 Gateways<text:tab/>8</text:p>
          <text:p text:style-name="P18"><text:s/>3.2 Examples<text:tab/>8</text:p>
          <text:p text:style-name="P16"><text:s/>3.2.1 Case 1: All nodes initialized before link established, event X is sent<text:tab/>9</text:p>
          <text:p text:style-name="P16"><text:s/>3.2.2 Case 2: Node B2 comes up, after event X has been sent in the example above<text:tab/>9</text:p>
          <text:p text:style-name="P16"><text:s/>3.2.3 Case 3: Node A1 comes up, then event X is sent<text:tab/>9</text:p>
          <text:p text:style-name="P16"><text:s/>3.2.4 Case 4: Node A1 comes up, then event Y is sent<text:tab/>9</text:p>
          <text:p text:style-name="P18"><text:s/>3.3 Node Implementation hints<text:tab/>10</text:p>
          <text:p text:style-name="P18"><text:s/>3.4 Well known events<text:tab/>10</text:p>
          <text:p text:style-name="P18"><text:s/>3.5 History section<text:tab/>11</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131 902" svg:d="m564 0-564 902h1131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1"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tracked-changes>
          <text:changed-region xml:id="ct1191132016" text:id="ct1191132016">
            <text:insertion>
              <office:change-info>
                <dc:creator>Bob Jacobsen</dc:creator>
                <dc:date>2013-02-06T22:35:00</dc:date>
              </office:change-info>
            </text:insertion>
          </text:changed-region>
          <text:changed-region xml:id="ct579871936" text:id="ct579871936">
            <text:deletion>
              <office:change-info>
                <dc:creator>Bob Jacobsen</dc:creator>
                <dc:date>2013-02-06T22:35:00</dc:date>
              </office:change-info>
              <text:p text:style-name="MP4"><text:span text:style-name="Page_20_Number"><text:span text:style-name="MT2"><text:date style:data-style-name="N116" text:date-value="2013-02-06T22:35:04">2-6-2013</text:date></text:span></text:span></text:p>
            </text:deletion>
          </text:changed-region>
        </text:tracked-changes>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12</text:page-count></text:span></text:span><text:span text:style-name="Page_20_Number"><text:span text:style-name="MT2"> - </text:span></text:span><text:change-start text:change-id="ct1191132016"/><text:span text:style-name="Page_20_Number"><text:span text:style-name="MT2"><text:date style:data-style-name="N75" text:date-value="2013-02-06T22:35:04">Feb 6, 2013</text:date></text:span></text:span><text:change-end text:change-id="ct1191132016"/><text:change text:change-id="ct579871936"/></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6T22:35:04">Feb 6, 2013</text:date></text:p>
            </table:table-cell>
            <table:table-cell table:style-name="Table1.C1" office:value-type="string">
              <text:p text:style-name="MP7">Preliminary</text:p>
            </table:table-cell>
          </table:table-row>
        </table:table>
        <text:p text:style-name="Header"/>
      </style:header>
      <style:footer>
        <text:tracked-changes>
          <text:changed-region xml:id="ct1116540576" text:id="ct1116540576">
            <text:insertion>
              <office:change-info>
                <dc:creator>Bob Jacobsen</dc:creator>
                <dc:date>2013-02-06T22:34:00</dc:date>
              </office:change-info>
            </text:insertion>
          </text:changed-region>
          <text:changed-region xml:id="ct479898016" text:id="ct479898016">
            <text:deletion>
              <office:change-info>
                <dc:creator>Bob Jacobsen</dc:creator>
                <dc:date>2013-02-06T22:34:00</dc:date>
              </office:change-info>
              <text:p text:style-name="MP8"><text:span text:style-name="Page_20_Number"><text:span text:style-name="MT4"><text:date style:data-style-name="N116" text:date-value="2013-02-06T22:35:04">2-6-2013</text:date></text:span></text:span></text:p>
            </text:deletion>
          </text:changed-region>
        </text:tracked-changes>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2</text:page-count></text:span></text:span><text:span text:style-name="Page_20_Number"><text:span text:style-name="MT4"> - </text:span></text:span><text:change-start text:change-id="ct1116540576"/><text:span text:style-name="Page_20_Number"><text:span text:style-name="MT2"><text:date style:data-style-name="N75" text:date-value="2013-02-06T22:35:04">Feb 6, 2013</text:date></text:span></text:span><text:change-end text:change-id="ct1116540576"/><text:change text:change-id="ct479898016"/></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13</meta:editing-cycles>
    <meta:editing-duration>P3DT22H33M15S</meta:editing-duration>
    <meta:generator>OpenOffice.org/3.4.1$Unix OpenOffice.org_project/341m1$Build-9593</meta:generator>
    <dc:date>2013-02-06T22:35:04</dc:date>
    <meta:keyword>OpenLCB Event Transport</meta:keyword>
    <dc:creator>Bob Jacobsen</dc:creator>
    <meta:document-statistic meta:table-count="1" meta:image-count="2" meta:object-count="0" meta:page-count="12" meta:paragraph-count="188" meta:word-count="4791" meta:character-count="28611"/>
    <meta:user-defined meta:name="Info 1"/>
    <meta:user-defined meta:name="Info 2"/>
    <meta:user-defined meta:name="Info 3"/>
    <meta:user-defined meta:name="Info 4"/>
  </office:meta>
</office:document-meta>
</file>